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le9" style:family="table">
      <style:table-properties style:width="17cm" table:align="left"/>
    </style:style>
    <style:style style:name="Table9.A" style:family="table-column">
      <style:table-column-properties style:column-width="0.954cm"/>
    </style:style>
    <style:style style:name="Table9.B" style:family="table-column">
      <style:table-column-properties style:column-width="4.022cm"/>
    </style:style>
    <style:style style:name="Table9.C" style:family="table-column">
      <style:table-column-properties style:column-width="12.02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0.954cm"/>
    </style:style>
    <style:style style:name="Table10.B" style:family="table-column">
      <style:table-column-properties style:column-width="3.443cm"/>
    </style:style>
    <style:style style:name="Table10.C" style:family="table-column">
      <style:table-column-properties style:column-width="12.603cm"/>
    </style:style>
    <style:style style:name="Table10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.108cm"/>
    </style:style>
    <style:style style:name="Table7.B" style:family="table-column">
      <style:table-column-properties style:column-width="5.83cm"/>
    </style:style>
    <style:style style:name="Table7.C" style:family="table-column">
      <style:table-column-properties style:column-width="10.06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2.346cm"/>
    </style:style>
    <style:style style:name="Table8.B" style:family="table-column">
      <style:table-column-properties style:column-width="9.962cm"/>
    </style:style>
    <style:style style:name="Table8.C" style:family="table-column">
      <style:table-column-properties style:column-width="4.692cm"/>
    </style:style>
    <style:style style:name="Table8.A1" style:family="table-cell">
      <style:table-cell-properties style:vertical-align="middle" fo:padding="0.049cm" fo:border="none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1.852cm"/>
    </style:style>
    <style:style style:name="Table1.B" style:family="table-column">
      <style:table-column-properties style:column-width="15.14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556cm"/>
    </style:style>
    <style:style style:name="Table2.B" style:family="table-column">
      <style:table-column-properties style:column-width="15.44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804cm"/>
    </style:style>
    <style:style style:name="Table3.B" style:family="table-column">
      <style:table-column-properties style:column-width="15.19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741cm"/>
    </style:style>
    <style:style style:name="Table4.B" style:family="table-column">
      <style:table-column-properties style:column-width="15.25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588cm"/>
    </style:style>
    <style:style style:name="Table5.B" style:family="table-column">
      <style:table-column-properties style:column-width="15.41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942cm"/>
    </style:style>
    <style:style style:name="Table6.B" style:family="table-column">
      <style:table-column-properties style:column-width="15.058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>
      <style:paragraph-properties fo:break-before="page"/>
    </style:style>
    <style:style style:name="P11" style:family="paragraph" style:parent-style-name="Text_20_body" style:list-style-name="L6"/>
    <style:style style:name="P12" style:family="paragraph" style:parent-style-name="Quotations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>
      <style:paragraph-properties fo:break-before="page"/>
      <style:text-properties officeooo:paragraph-rsid="001a0989"/>
    </style:style>
    <style:style style:name="P16" style:family="paragraph" style:parent-style-name="Text_20_body" style:list-style-name="L10"/>
    <style:style style:name="P17" style:family="paragraph" style:parent-style-name="Standard">
      <style:text-properties officeooo:paragraph-rsid="001a098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🖥️ AP Computer Science A 수업 개요 (총 3회, 45분 수업 기준)</text:h>
      <text:p text:style-name="Text_20_body"><text:span text:style-name="Strong_20_Emphasis">과목 특징</text:span></text:p>
      <text:list text:style-name="L1">
        <text:list-item>
          <text:p text:style-name="P1">Java 언어를 기반으로 한 본격적인 프로그래밍 수업</text:p>
        </text:list-item>
        <text:list-item>
          <text:p text:style-name="P1">대학 컴퓨터공학 1학년 수준의 내용을 선이수</text:p>
        </text:list-item>
        <text:list-item>
          <text:p text:style-name="P1">문제 해결력, 알고리즘 사고, 객체지향 설계 능력 강화</text:p>
        </text:list-item>
      </text:list>
      <text:p text:style-name="Text_20_body"><text:span text:style-name="Strong_20_Emphasis">수업 목표</text:span></text:p>
      <text:list text:style-name="L2">
        <text:list-item>
          <text:p text:style-name="P2">AP 시험 구조 및 출제 경향 파악</text:p>
        </text:list-item>
        <text:list-item>
          <text:p text:style-name="P2">프로그래밍 핵심 개념 (조건문, 반복문, 클래스 등) 학습</text:p>
        </text:list-item>
        <text:list-item>
          <text:p text:style-name="P2">학생 스스로 문제를 분석하고, 실제 코드로 구현할 수 있도록 지도</text:p>
        </text:list-item>
      </text:list>
      <text:p text:style-name="Text_20_body"><text:span text:style-name="Strong_20_Emphasis">수업 구성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3">회차</text:p>
            </table:table-cell>
            <table:table-cell table:style-name="Table9.A1" office:value-type="string">
              <text:p text:style-name="P4">주제</text:p>
            </table:table-cell>
            <table:table-cell table:style-name="Table9.A1" office:value-type="string">
              <text:p text:style-name="P4">주요 내용</text:p>
            </table:table-cell>
          </table:table-row>
        </table:table-header-rows>
        <table:table-row>
          <table:table-cell table:style-name="Table9.A1" office:value-type="string">
            <text:p text:style-name="P5">1회</text:p>
          </table:table-cell>
          <table:table-cell table:style-name="Table9.A1" office:value-type="string">
            <text:p text:style-name="P6">프로그래밍은 왜 중요한가?</text:p>
          </table:table-cell>
          <table:table-cell table:style-name="Table9.A1" office:value-type="string">
            <text:p text:style-name="P6">- 대학과 실무에서의 활용 사례 소개- Java 언어와 AP 시험 구조 설명- 전공/비전공에 관계없이 필요한 컴퓨터 사고력 강조</text:p>
          </table:table-cell>
        </table:table-row>
        <table:table-row>
          <table:table-cell table:style-name="Table9.A1" office:value-type="string">
            <text:p text:style-name="P5">2회</text:p>
          </table:table-cell>
          <table:table-cell table:style-name="Table9.A1" office:value-type="string">
            <text:p text:style-name="P6">AP CS A의 주요 난이도 분석</text:p>
          </table:table-cell>
          <table:table-cell table:style-name="Table9.A1" office:value-type="string">
            <text:p text:style-name="P6">- 객체지향 개념, 배열/리스트, 재귀 등의 학습 포인트- 초보자가 실수하기 쉬운 오류 유형- 강사의 실무 경험을 토대로 한 효과적인 학습 전략 제시</text:p>
          </table:table-cell>
        </table:table-row>
        <table:table-row>
          <table:table-cell table:style-name="Table9.A1" office:value-type="string">
            <text:p text:style-name="P5">3회</text:p>
          </table:table-cell>
          <table:table-cell table:style-name="Table9.A1" office:value-type="string">
            <text:p text:style-name="P6">스스로 앱을 만들 수 있는 사람 되기</text:p>
          </table:table-cell>
          <table:table-cell table:style-name="Table9.A1" office:value-type="string">
            <text:p text:style-name="P6">- 매일 학습 루틴 구성법- Leetcode, VSCode 등 추천 리소스 소개- 간단한 프로젝트 시연 및 학생 질문 응답</text:p>
          </table:table-cell>
        </table:table-row>
      </table:table>
      <text:p text:style-name="Text_20_body"><text:span text:style-name="Strong_20_Emphasis">강사 소개</text:span><text:line-break/>10년 이상 웹/서버 풀스택 개발자 경력 보유.<text:line-break/>실제 서비스와 프로젝트를 기반으로, 단순 이론이 아닌 실용적 지식을 전달.</text:p>
      <text:p text:style-name="Horizontal_20_Line"/>
      <text:h text:style-name="Heading_20_2" text:outline-level="2">🌐 AP Computer Science Principles 수업 개요 (총 3회, 45분 수업 기준)</text:h>
      <text:p text:style-name="Text_20_body"><text:span text:style-name="Strong_20_Emphasis">과목 특징</text:span></text:p>
      <text:list text:style-name="L3">
        <text:list-item>
          <text:p text:style-name="P7">컴퓨터 과학의 기초 개념 중심의 과목 (프로그래밍 비중은 비교적 낮음)</text:p>
        </text:list-item>
        <text:list-item>
          <text:p text:style-name="P7">데이터, 네트워크, 알고리즘 등 디지털 사회 핵심 개념 학습</text:p>
        </text:list-item>
        <text:list-item>
          <text:p text:style-name="P7">실제 프로그램 제작(Create Task)을 통해 창의적 문제 해결 경험 제공</text:p>
        </text:list-item>
      </text:list>
      <text:p text:style-name="Text_20_body"><text:span text:style-name="Strong_20_Emphasis">수업 목표</text:span></text:p>
      <text:list text:style-name="L4">
        <text:list-item>
          <text:p text:style-name="P8">AP 시험 구조 및 평가 요소 이해</text:p>
        </text:list-item>
        <text:list-item>
          <text:p text:style-name="P8">컴퓨팅 사고력과 정보 처리 능력 향상</text:p>
        </text:list-item>
        <text:list-item>
          <text:p text:style-name="P8"><text:soft-page-break/>실생활 문제를 디지털 방식으로 해결할 수 있는 능력 개발</text:p>
        </text:list-item>
      </text:list>
      <text:p text:style-name="Text_20_body"><text:span text:style-name="Strong_20_Emphasis">수업 구성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3">회차</text:p>
            </table:table-cell>
            <table:table-cell table:style-name="Table10.A1" office:value-type="string">
              <text:p text:style-name="P4">주제</text:p>
            </table:table-cell>
            <table:table-cell table:style-name="Table10.A1" office:value-type="string">
              <text:p text:style-name="P4">주요 내용</text:p>
            </table:table-cell>
          </table:table-row>
        </table:table-header-rows>
        <table:table-row>
          <table:table-cell table:style-name="Table10.A1" office:value-type="string">
            <text:p text:style-name="P5">1회</text:p>
          </table:table-cell>
          <table:table-cell table:style-name="Table10.A1" office:value-type="string">
            <text:p text:style-name="P6">누구나 알아야 할 디지털 언어</text:p>
          </table:table-cell>
          <table:table-cell table:style-name="Table10.A1" office:value-type="string">
            <text:p text:style-name="P6">- 비전공자도 활용 가능한 코딩 사례 소개- AP CSP의 커리큘럼 구조 및 시험 방식 설명- 다양한 전공과 연계 가능한 컴퓨팅 활용 예시 제시</text:p>
          </table:table-cell>
        </table:table-row>
        <table:table-row>
          <table:table-cell table:style-name="Table10.A1" office:value-type="string">
            <text:p text:style-name="P5">2회</text:p>
          </table:table-cell>
          <table:table-cell table:style-name="Table10.A1" office:value-type="string">
            <text:p text:style-name="P6">추상화와 알고리즘, 어렵지 않다</text:p>
          </table:table-cell>
          <table:table-cell table:style-name="Table10.A1" office:value-type="string">
            <text:p text:style-name="P6">- 핵심 개념(추상화, 알고리즘, 데이터 등) 시각적 설명- Create Task 수행 전략 및 주제 선정법 소개- 강사 예시 프로젝트 공유 (간단한 앱/웹 인터페이스)</text:p>
          </table:table-cell>
        </table:table-row>
        <table:table-row>
          <table:table-cell table:style-name="Table10.A1" office:value-type="string">
            <text:p text:style-name="P5">3회</text:p>
          </table:table-cell>
          <table:table-cell table:style-name="Table10.A1" office:value-type="string">
            <text:p text:style-name="P6">나만의 프로그램, 나만의 결과물</text:p>
          </table:table-cell>
          <table:table-cell table:style-name="Table10.A1" office:value-type="string">
            <text:p text:style-name="P6">- 단계별 프로젝트 계획 수립 방법 안내- 학습 루틴 및 추천 리소스 정리- 개별 질문 응답 및 선택 주제 토론 활동</text:p>
          </table:table-cell>
        </table:table-row>
      </table:table>
      <text:p text:style-name="Text_20_body"><text:span text:style-name="Strong_20_Emphasis">강사 소개</text:span><text:line-break/>풀스택 개발자 및 시스템 운영 경험 보유.<text:line-break/>AP CSP에서 요구하는 프로그램 구현 및 문서 작성 전 과정 실무 수준 지도 가능.</text:p>
      <text:p text:style-name="Horizontal_20_Line"/>
      <text:h text:style-name="Heading_20_3" text:outline-level="3">🔗 참고 사항</text:h>
      <text:list text:style-name="L5">
        <text:list-item>
          <text:p text:style-name="P9">학생들은 A와 Principles 중 <text:span text:style-name="Strong_20_Emphasis">한 과목만 선택</text:span>하는 것이 일반적이며, 본 수업들은 각각 독립적으로 설계되어 있습니다.</text:p>
        </text:list-item>
        <text:list-item>
          <text:p text:style-name="P9">수업은 <text:span text:style-name="Strong_20_Emphasis">한국어로 진행되며</text:span>, 필요시 <text:span text:style-name="Strong_20_Emphasis">기초 Java 코드, 영어 설명자료 번역 지도</text:span> 포함 가능합니다.</text:p>
        </text:list-item>
      </text:list>
      <text:p text:style-name="Text_20_body"/>
      <text:p text:style-name="P10">明白了！你的想法比刚才我给出的方案<text:span text:style-name="Strong_20_Emphasis">更成熟</text:span>：<text:line-break/>你希望<text:span text:style-name="Strong_20_Emphasis">不仅仅讲课程内容</text:span>，而是要通过：</text:p>
      <text:list text:style-name="L6">
        <text:list-item>
          <text:p text:style-name="P11">举<text:span text:style-name="Strong_20_Emphasis">生活化/未来应用的例子</text:span> ➔ 让学生知道“编程不仅是考试，它关乎未来”</text:p>
        </text:list-item>
        <text:list-item>
          <text:p text:style-name="P11">展示<text:span text:style-name="Strong_20_Emphasis">编程技能的实际价值</text:span> ➔ 让学生感觉学了就能在现实中用起来</text:p>
        </text:list-item>
        <text:list-item>
          <text:p text:style-name="P11">强调<text:span text:style-name="Strong_20_Emphasis">老师本人（你）丰富的实战经验</text:span> ➔ 让学生意识到：“我能直接从一个真正会的人身上学到真正有用的东西”，不是只为考试而学。</text:p>
        </text:list-item>
      </text:list>
      <text:p text:style-name="Text_20_body">✅ 这样组合，<text:span text:style-name="Strong_20_Emphasis">会更打动人、提高报名意愿</text:span>。</text:p>
      <text:p text:style-name="Horizontal_20_Line"/>
      <text:h text:style-name="Heading_20_1" text:outline-level="1">结合你的思路，我重新给你框一个整体风格</text:h>
      <text:p text:style-name="Text_20_body">（注意：这套比之前的“行政版本”更有画面感和说服力，真正是“想让学生来上课”的写法）</text:p>
      <text:p text:style-name="Horizontal_20_Line"/>
      <text:h text:style-name="Heading_20_2" text:outline-level="2">统一思路（适用于AP CS A &amp; Principles开场）</text:h>
      <text:p text:style-name="Text_20_body">第一节课的前半段（15分钟）应该<text:span text:style-name="Strong_20_Emphasis">这样引导</text:span>：</text:p>
      <text:p text:style-name="Horizontal_20_Line"/>
      <text:p text:style-name="Quotations">想象一下，你在未来读大学，无论是经济、心理学还是传媒专业，都需要处理大量数据。你需要用Python分析数据，或者写简单程序整理调查结果。</text:p>
      <text:p text:style-name="Quotations">这时，同班同学还在苦学基础编程，你已经在高中时，通过AP课程，掌握了写程序的核心能力。</text:p>
      <text:p text:style-name="Quotations">更重要的是，编程，不只是考试技能。</text:p>
      <text:list text:style-name="L7">
        <text:list-item>
          <text:p text:style-name="P12">它能让你更快解决问题</text:p>
        </text:list-item>
        <text:list-item>
          <text:p text:style-name="P12">它能让你自动化你的生活</text:p>
        </text:list-item>
        <text:list-item>
          <text:p text:style-name="P12">它能让你比别人更早接触到人工智能、大数据、网络安全这样的未来行业</text:p>
        </text:list-item>
      </text:list>
      <text:p text:style-name="Quotations">而这门课，不只是教你怎么应付考试。<text:line-break/>我本人有多年<text:span text:style-name="Strong_20_Emphasis">全栈开发经验</text:span>、<text:span text:style-name="Strong_20_Emphasis">服务器维护经验</text:span>，我会教你<text:span text:style-name="Strong_20_Emphasis">怎么用真正的方法学编程</text:span>，而不是死记硬背。</text:p>
      <text:p text:style-name="Quotations">无论你以后是理工、商科、艺术，编程，都会成为你未来的第二语言。</text:p>
      <text:p text:style-name="Quotations">这门课，是你为未来自己准备的一份特别的礼物。</text:p>
      <text:p text:style-name="Horizontal_20_Line"/>
      <text:p text:style-name="Text_20_body"><text:soft-page-break/>🔵 然后再顺势讲考试内容（比如MCQ部分怎么考，Create Task怎么做）。<text:line-break/>🔵 中间穿插真实例子（比如：“Python在心理学数据分析中的应用”、“网页制作在市场营销中的应用”）。</text:p>
      <text:p text:style-name="Horizontal_20_Line"/>
      <text:h text:style-name="Heading_20_1" text:outline-level="1">每节课加上的要素（升级版结构）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4">节次</text:p>
            </table:table-cell>
            <table:table-cell table:style-name="Table7.A1" office:value-type="string">
              <text:p text:style-name="P4">内容</text:p>
            </table:table-cell>
            <table:table-cell table:style-name="Table7.A1" office:value-type="string">
              <text:p text:style-name="P4">加强版思路</text:p>
            </table:table-cell>
          </table:table-row>
        </table:table-header-rows>
        <table:table-row>
          <table:table-cell table:style-name="Table7.A1" office:value-type="string">
            <text:p text:style-name="P6">第1节</text:p>
          </table:table-cell>
          <table:table-cell table:style-name="Table7.A1" office:value-type="string">
            <text:p text:style-name="P6">未来愿景、编程重要性、AP考试结构</text:p>
          </table:table-cell>
          <table:table-cell table:style-name="Table7.A1" office:value-type="string">
            <text:p text:style-name="P6">用未来生活举例 + 展示实用技能意义 + 带出考试内容</text:p>
          </table:table-cell>
        </table:table-row>
        <table:table-row>
          <table:table-cell table:style-name="Table7.A1" office:value-type="string">
            <text:p text:style-name="P6">第2节</text:p>
          </table:table-cell>
          <table:table-cell table:style-name="Table7.A1" office:value-type="string">
            <text:p text:style-name="P6">课程难点分析</text:p>
          </table:table-cell>
          <table:table-cell table:style-name="Table7.A1" office:value-type="string">
            <text:p text:style-name="P6">告诉他们“编程难在思维改变，但有高手带，走得更快更稳”</text:p>
          </table:table-cell>
        </table:table-row>
        <table:table-row>
          <table:table-cell table:style-name="Table7.A1" office:value-type="string">
            <text:p text:style-name="P6">第3节</text:p>
          </table:table-cell>
          <table:table-cell table:style-name="Table7.A1" office:value-type="string">
            <text:p text:style-name="P6">资源与支持系统</text:p>
          </table:table-cell>
          <table:table-cell table:style-name="Table7.A1" office:value-type="string">
            <text:p text:style-name="P6">告诉他们“有丰富实战经验的老师做后盾”，并规划清晰学习路径</text:p>
          </table:table-cell>
        </table:table-row>
      </table:table>
      <text:p text:style-name="Horizontal_20_Line"/>
      <text:h text:style-name="Heading_20_1" text:outline-level="1">再细化一点的话，比如具体场景举例：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4">方向</text:p>
            </table:table-cell>
            <table:table-cell table:style-name="Table8.A1" office:value-type="string">
              <text:p text:style-name="P4">例子</text:p>
            </table:table-cell>
            <table:table-cell table:style-name="Table8.A1" office:value-type="string">
              <text:p text:style-name="P4">解释方式</text:p>
            </table:table-cell>
          </table:table-row>
        </table:table-header-rows>
        <table:table-row>
          <table:table-cell table:style-name="Table8.A1" office:value-type="string">
            <text:p text:style-name="P6">数据科学</text:p>
          </table:table-cell>
          <table:table-cell table:style-name="Table8.A1" office:value-type="string">
            <text:p text:style-name="P6">"心理学专业需要用Python跑问卷分析"</text:p>
          </table:table-cell>
          <table:table-cell table:style-name="Table8.A1" office:value-type="string">
            <text:p text:style-name="P6">让文科生也觉得编程有用</text:p>
          </table:table-cell>
        </table:table-row>
        <table:table-row>
          <table:table-cell table:style-name="Table8.A1" office:value-type="string">
            <text:p text:style-name="P6">商业</text:p>
          </table:table-cell>
          <table:table-cell table:style-name="Table8.A1" office:value-type="string">
            <text:p text:style-name="P6">"创业做一个简单的商品销售网站，你需要写后端"</text:p>
          </table:table-cell>
          <table:table-cell table:style-name="Table8.A1" office:value-type="string">
            <text:p text:style-name="P6">让有商业梦的学生感兴趣</text:p>
          </table:table-cell>
        </table:table-row>
        <table:table-row>
          <table:table-cell table:style-name="Table8.A1" office:value-type="string">
            <text:p text:style-name="P6">艺术与创意</text:p>
          </table:table-cell>
          <table:table-cell table:style-name="Table8.A1" office:value-type="string">
            <text:p text:style-name="P6">"动画、游戏开发、美术数字工具全离不开脚本语言"</text:p>
          </table:table-cell>
          <table:table-cell table:style-name="Table8.A1" office:value-type="string">
            <text:p text:style-name="P6">让兴趣生找到编程关联点</text:p>
          </table:table-cell>
        </table:table-row>
        <table:table-row>
          <table:table-cell table:style-name="Table8.A1" office:value-type="string">
            <text:p text:style-name="P6">AI与未来行业</text:p>
          </table:table-cell>
          <table:table-cell table:style-name="Table8.A1" office:value-type="string">
            <text:p text:style-name="P6">"懂代码的人，比不会的人更快适应AI工具，比如自己训练小模型"</text:p>
          </table:table-cell>
          <table:table-cell table:style-name="Table8.A1" office:value-type="string">
            <text:p text:style-name="P6">让想走前沿科技的学生被吸引</text:p>
          </table:table-cell>
        </table:table-row>
      </table:table>
      <text:p text:style-name="Horizontal_20_Line"/>
      <text:h text:style-name="Heading_20_1" text:outline-level="1">你的个人介绍（强力加分项）</text:h>
      <text:p text:style-name="Text_20_body">一定要在第一节课或者简介里加一句：</text:p>
      <text:p text:style-name="Horizontal_20_Line"/>
      <text:p text:style-name="Quotations">作为你的老师，我拥有多年全栈开发经验，参与过实际网站、应用和服务器系统搭建。<text:line-break/>这意味着，我能教你的，不是纸上谈兵的知识，而是真正“如何把代码变成现实中能用的东西”。</text:p>
      <text:p text:style-name="Horizontal_20_Line"/>
      <text:p text:style-name="Text_20_body">学生听到这里，会感觉：<text:line-break/><text:span text:style-name="Strong_20_Emphasis">"这个老师不是念课本，是能带着我做出东西的人。"</text:span></text:p>
      <text:p text:style-name="Text_20_body">📈 这样学生的信任感和期待感自然就起来了。</text:p>
      <text:p text:style-name="Horizontal_20_Line"/>
      <text:h text:style-name="Heading_20_1" text:outline-level="1"><text:soft-page-break/>✨总结</text:h>
      <text:p text:style-name="Text_20_body">你真正需要设计的是一种：</text:p>
      <text:list text:style-name="L8">
        <text:list-item>
          <text:p text:style-name="P13">【愿景驱动】 ➔ 编程=未来不可缺少的技能</text:p>
        </text:list-item>
        <text:list-item>
          <text:p text:style-name="P13">【个人价值背书】 ➔ 你是有真实开发背景的老师</text:p>
        </text:list-item>
        <text:list-item>
          <text:p text:style-name="P13">【考试融入其中】 ➔ 学了不仅为了考试，而是掌握真正的技能</text:p>
        </text:list-item>
      </text:list>
      <text:p text:style-name="Text_20_body">而不是单纯介绍大纲内容！</text:p>
      <text:p text:style-name="Horizontal_20_Line"/>
      <text:p text:style-name="Text_20_body">如果你觉得这个思路对了，我可以继续帮你：</text:p>
      <text:list text:style-name="L9">
        <text:list-item>
          <text:p text:style-name="P14">直接给出<text:span text:style-name="Strong_20_Emphasis">每节课具体怎么讲（分分钟安排）</text:span></text:p>
        </text:list-item>
        <text:list-item>
          <text:p text:style-name="P14">写一份<text:span text:style-name="Strong_20_Emphasis">开课宣传文案</text:span>，可以发给学生/家长，提升报名率</text:p>
        </text:list-item>
      </text:list>
      <text:p text:style-name="Text_20_body">要继续吗？<text:line-break/>如果要的话告诉我：“继续给出每节课安排”，或者“给我开课宣传文案”，我可以很快接着给你！🎯</text:p>
      <text:p text:style-name="Text_20_body">要继续吗？🔥</text:p>
      <text:p text:style-name="Text_20_body"/>
      <text:p text:style-name="P10">好，Yuki！我现在为你提供一份<text:span text:style-name="Strong_20_Emphasis">具体到每节课的分钟安排</text:span>、讲什么、说什么例子、用什么方式引导的详细课程内容。以下是针对<text:span text:style-name="Strong_20_Emphasis">AP Computer Science A</text:span>的3节课，紧接着我会再给你<text:span text:style-name="Strong_20_Emphasis">AP Computer Science Principles</text:span>的版本。</text:p>
      <text:p text:style-name="Horizontal_20_Line"/>
      <text:h text:style-name="Heading_20_2" text:outline-level="2">🖥️ AP Computer Science A 入门课程内容（每节 45 分钟）</text:h>
      <text:p text:style-name="Horizontal_20_Line"/>
      <text:h text:style-name="Heading_20_3" text:outline-level="3">📘 第1节：未来的你需要代码</text:h>
      <text:p text:style-name="Text_20_body"><text:span text:style-name="Strong_20_Emphasis">目标</text:span>：激发学生兴趣 + 初步了解AP CS A考试结构</text:p>
      <text:h text:style-name="Heading_20_4" text:outline-level="4">时间安排与内容：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时间</text:p>
            </table:table-cell>
            <table:table-cell table:style-name="Table1.A1" office:value-type="string">
              <text:p text:style-name="Table_20_Heading">内容</text:p>
            </table:table-cell>
          </table:table-row>
        </table:table-header-rows>
        <table:table-row>
          <table:table-cell table:style-name="Table1.A1" office:value-type="string">
            <text:p text:style-name="Table_20_Contents">0:00 - 5:00</text:p>
          </table:table-cell>
          <table:table-cell table:style-name="Table1.A1" office:value-type="string">
            <text:p text:style-name="Table_20_Contents">轻松开场：问大家有没有用过ChatGPT、玩过Minecraft模组、看过AI绘画，顺势引入：“这一切背后都离不开代码。”</text:p>
          </table:table-cell>
        </table:table-row>
        <table:table-row>
          <table:table-cell table:style-name="Table1.A1" office:value-type="string">
            <text:p text:style-name="Table_20_Contents">5:00 - 15:00</text:p>
          </table:table-cell>
          <table:table-cell table:style-name="Table1.A1" office:value-type="string">
            <text:p text:style-name="Table_20_Contents">举例：- 大学心理学分析问卷 ➔ Python- 新闻系用数据画图 ➔ Excel + JavaScript- 甚至文科生也逃不开写程序处理信息结论：<text:span text:style-name="Strong_20_Emphasis">编程是未来的第二语言</text:span></text:p>
          </table:table-cell>
        </table:table-row>
        <table:table-row>
          <table:table-cell table:style-name="Table1.A1" office:value-type="string">
            <text:p text:style-name="Table_20_Contents">15:00 - 25:00</text:p>
          </table:table-cell>
          <table:table-cell table:style-name="Table1.A1" office:value-type="string">
            <text:p text:style-name="Table_20_Contents">简介课程内容：- Java语法基础- 类和对象（面向对象编程）- 数据结构（数组、ArrayList）- 控制流程与递归配图：课程结构树状图</text:p>
          </table:table-cell>
        </table:table-row>
        <table:table-row>
          <table:table-cell table:style-name="Table1.A1" office:value-type="string">
            <text:p text:style-name="Table_20_Contents">25:00 - 35:00</text:p>
          </table:table-cell>
          <table:table-cell table:style-name="Table1.A1" office:value-type="string">
            <text:p text:style-name="Table_20_Contents">讲解考试结构：- 40道选择题（MCQ）- 4道编程题（FRQ），含类设计题和数组处理题- 总时长 3 小时附加：College Board打分规则</text:p>
          </table:table-cell>
        </table:table-row>
        <table:table-row>
          <table:table-cell table:style-name="Table1.A1" office:value-type="string">
            <text:p text:style-name="Table_20_Contents">35:00 - 40:00</text:p>
          </table:table-cell>
          <table:table-cell table:style-name="Table1.A1" office:value-type="string">
            <text:p text:style-name="Table_20_Contents">展示一个简单 Java 程序（"Hello, name!"）并改写：输入名字 → 输出问候语</text:p>
          </table:table-cell>
        </table:table-row>
        <table:table-row>
          <table:table-cell table:style-name="Table1.A1" office:value-type="string">
            <text:p text:style-name="Table_20_Contents">40:00 - 45:00</text:p>
          </table:table-cell>
          <table:table-cell table:style-name="Table1.A1" office:value-type="string">
            <text:p text:style-name="Table_20_Contents">总结：“学会这门课，你可以写出小游戏、编程机器人、或为你的人生简历添一行极有力的技能。”Q&amp;A 时间</text:p>
          </table:table-cell>
        </table:table-row>
      </table:table>
      <text:p text:style-name="Horizontal_20_Line"/>
      <text:h text:style-name="Heading_20_3" text:outline-level="3">📙 第2节：为什么说“编程难”？但你不是一个人</text:h>
      <text:p text:style-name="Text_20_body"><text:span text:style-name="Strong_20_Emphasis">目标</text:span>：识别难点 + 建立信任感 + 展示你能提供的帮助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时间</text:p>
            </table:table-cell>
            <table:table-cell table:style-name="Table2.A1" office:value-type="string">
              <text:p text:style-name="Table_20_Heading">内容</text:p>
            </table:table-cell>
          </table:table-row>
        </table:table-header-rows>
        <table:table-row>
          <table:table-cell table:style-name="Table2.A1" office:value-type="string">
            <text:p text:style-name="Table_20_Contents">0:00 - 5:00</text:p>
          </table:table-cell>
          <table:table-cell table:style-name="Table2.A1" office:value-type="string">
            <text:p text:style-name="Table_20_Contents">复习上节课：Java课程内容 + 考试</text:p>
          </table:table-cell>
        </table:table-row>
        <table:table-row>
          <table:table-cell table:style-name="Table2.A1" office:value-type="string">
            <text:p text:style-name="Table_20_Contents">5:00 - 10:00</text:p>
          </table:table-cell>
          <table:table-cell table:style-name="Table2.A1" office:value-type="string">
            <text:p text:style-name="Table_20_Contents">提问：“你觉得编程难在哪？”（收集关键词写在黑板上）</text:p>
          </table:table-cell>
        </table:table-row>
        <table:table-row>
          <table:table-cell table:style-name="Table2.A1" office:value-type="string">
            <text:p text:style-name="Table_20_Contents">10:00 - 25:00</text:p>
          </table:table-cell>
          <table:table-cell table:style-name="Table2.A1" office:value-type="string">
            <text:p text:style-name="Table_20_Contents">深度讲解三大难点：1. <text:span text:style-name="Strong_20_Emphasis">OOP 面向对象</text:span>（类、对象、继承）2. <text:span text:style-name="Strong_20_Emphasis">语法复杂性</text:span>（Java比Python更严谨）3. <text:span text:style-name="Strong_20_Emphasis">抽象逻辑能力要求高</text:span>（如何理解递归、条件分支）举例：- Java类 = 现实世界中的“对象工厂”- 递归 = “拿镜子对着镜子”一样的概念</text:p>
          </table:table-cell>
        </table:table-row>
        <table:table-row>
          <table:table-cell table:style-name="Table2.A1" office:value-type="string">
            <text:p text:style-name="Table_20_Contents">25:00 - 35:00</text:p>
          </table:table-cell>
          <table:table-cell table:style-name="Table2.A1" office:value-type="string">
            <text:p text:style-name="Table_20_Contents">自学 vs 有人带的区别：- 没人帮你看错误，卡一个分号卡半小时- 不知道怎么构思类的结构- 你可能会以为“我不适合编程”，其实只是没人帮你拆开问题</text:p>
          </table:table-cell>
        </table:table-row>
        <table:table-row>
          <table:table-cell table:style-name="Table2.A1" office:value-type="string">
            <text:p text:style-name="Table_20_Contents">35:00 - 45:00</text:p>
          </table:table-cell>
          <table:table-cell table:style-name="Table2.A1" office:value-type="string">
            <text:p text:style-name="Table_20_Contents">我能给你的帮助：- 每周练习题+逐行批改- 项目规划协助（从写思路图开始）- 面对面+线上答疑机制结尾强调：<text:span text:style-name="Strong_20_Emphasis">“我不是照本宣科的老师，我是一个写了十几年代码的人，我知道你会遇到</text:span><text:soft-page-break/><text:span text:style-name="Strong_20_Emphasis">什么坑，我也知道你该怎么绕开。”</text:span></text:p>
          </table:table-cell>
        </table:table-row>
      </table:table>
      <text:p text:style-name="Horizontal_20_Line"/>
      <text:h text:style-name="Heading_20_3" text:outline-level="3">📗 第3节：程序员是练出来的</text:h>
      <text:p text:style-name="Text_20_body"><text:span text:style-name="Strong_20_Emphasis">目标</text:span>：给出清晰学习路径，分享具体工具，激发行动感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时间</text:p>
            </table:table-cell>
            <table:table-cell table:style-name="Table3.A1" office:value-type="string">
              <text:p text:style-name="Table_20_Heading">内容</text:p>
            </table:table-cell>
          </table:table-row>
        </table:table-header-rows>
        <table:table-row>
          <table:table-cell table:style-name="Table3.A1" office:value-type="string">
            <text:p text:style-name="Table_20_Contents">0:00 - 10:00</text:p>
          </table:table-cell>
          <table:table-cell table:style-name="Table3.A1" office:value-type="string">
            <text:p text:style-name="Table_20_Contents">开场互动：“你觉得最理想的学习节奏是什么？”（引导他们说出碎片时间）给出结构化建议：● 每天15分钟刷题，● 每周1小时项目复盘，● 每2周模拟FRQ</text:p>
          </table:table-cell>
        </table:table-row>
        <table:table-row>
          <table:table-cell table:style-name="Table3.A1" office:value-type="string">
            <text:p text:style-name="Table_20_Contents">10:00 - 20:00</text:p>
          </table:table-cell>
          <table:table-cell table:style-name="Table3.A1" office:value-type="string">
            <text:p text:style-name="Table_20_Contents">工具与资源推荐：- <text:a xlink:type="simple" xlink:href="https://practiceit.cs.washington.edu/" text:style-name="Internet_20_link" text:visited-style-name="Visited_20_Internet_20_Link">Leetcode</text:a>：刷Java小题- VSCode IDE（学生免费）- AP Classroom官方练习- VSCode适合练项目</text:p>
          </table:table-cell>
        </table:table-row>
        <table:table-row>
          <table:table-cell table:style-name="Table3.A1" office:value-type="string">
            <text:p text:style-name="Table_20_Contents">20:00 - 30:00</text:p>
          </table:table-cell>
          <table:table-cell table:style-name="Table3.A1" office:value-type="string">
            <text:p text:style-name="Table_20_Contents">展示：- 一个简单ArrayList小项目（比如学生管理系统）- 你自己做过的项目片段（演示服务器如何通过代码被配置）</text:p>
          </table:table-cell>
        </table:table-row>
        <table:table-row>
          <table:table-cell table:style-name="Table3.A1" office:value-type="string">
            <text:p text:style-name="Table_20_Contents">30:00 - 40:00</text:p>
          </table:table-cell>
          <table:table-cell table:style-name="Table3.A1" office:value-type="string">
            <text:p text:style-name="Table_20_Contents">介绍学习支持机制：- 项目任务制+分阶段反馈- 小组互助机制- 你的“项目工坊”：带学生做真实应用</text:p>
          </table:table-cell>
        </table:table-row>
        <table:table-row>
          <table:table-cell table:style-name="Table3.A1" office:value-type="string">
            <text:p text:style-name="Table_20_Contents">40:00 - 45:00</text:p>
          </table:table-cell>
          <table:table-cell table:style-name="Table3.A1" office:value-type="string">
            <text:p text:style-name="Table_20_Contents">结尾强调：“你不是为了考试学编程，而是为了能在未来，自己搭建一个想象中的世界。”Q&amp;A+自由讨论时间</text:p>
          </table:table-cell>
        </table:table-row>
      </table:table>
      <text:p text:style-name="Horizontal_20_Line"/>
      <text:p text:style-name="Text_20_body">接下来，我会为你准备 <text:span text:style-name="Strong_20_Emphasis">AP Computer Science Principles 的三节课内容</text:span>，同样是分钟级别安排 + 教学策略。</text:p>
      <text:p text:style-name="Text_20_body">你需要我现在立刻发Principles的版本吗？还是你想先调整这部分？</text:p>
      <text:p text:style-name="Standard"/>
      <text:p text:style-name="P15">好的，Yuki，以下是为 <text:span text:style-name="Strong_20_Emphasis">AP Computer Science Principles（CSP）</text:span> 设计的 <text:span text:style-name="Strong_20_Emphasis">三节 45 分钟课程内容详案</text:span>，同样以<text:span text:style-name="Strong_20_Emphasis">激发兴趣 + 讲清考试内容 + 强调技能价值 + 展现你个人经验</text:span>为核心，让学生觉得这是一个“有用、可行、有意思”的课程。</text:p>
      <text:p text:style-name="Horizontal_20_Line"/>
      <text:h text:style-name="Heading_20_2" text:outline-level="2">🌐 AP Computer Science Principles 入门课程内容（每节 45 分钟）</text:h>
      <text:p text:style-name="Horizontal_20_Line"/>
      <text:h text:style-name="Heading_20_3" text:outline-level="3">📘 第1节：编程，不止给理科生</text:h>
      <text:p text:style-name="Text_20_body"><text:span text:style-name="Strong_20_Emphasis">目标</text:span>：打破误解 + 强调跨学科价值 + 概览课程考试结构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时间</text:p>
            </table:table-cell>
            <table:table-cell table:style-name="Table4.A1" office:value-type="string">
              <text:p text:style-name="Table_20_Heading">内容</text:p>
            </table:table-cell>
          </table:table-row>
        </table:table-header-rows>
        <table:table-row>
          <table:table-cell table:style-name="Table4.A1" office:value-type="string">
            <text:p text:style-name="Table_20_Contents">0:00 - 5:00</text:p>
          </table:table-cell>
          <table:table-cell table:style-name="Table4.A1" office:value-type="string">
            <text:p text:style-name="Table_20_Contents">开场互动：“你觉得编程是理科生专属的吗？”问学生有没有用过Excel、处理过社交媒体数据结论：其实你已经在“接触计算思维”了</text:p>
          </table:table-cell>
        </table:table-row>
        <table:table-row>
          <table:table-cell table:style-name="Table4.A1" office:value-type="string">
            <text:p text:style-name="Table_20_Contents">5:00 - 15:00</text:p>
          </table:table-cell>
          <table:table-cell table:style-name="Table4.A1" office:value-type="string">
            <text:p text:style-name="Table_20_Contents">举例：📊 心理学做问卷 ➔ 用Python分析数据🎨 设计专业做网页作品集 ➔ 用HTML+CSS📈 商业专业做数据可视化 ➔ 编程图表强调：<text:span text:style-name="Strong_20_Emphasis">编程是未来所有专业的通用工具</text:span></text:p>
          </table:table-cell>
        </table:table-row>
        <table:table-row>
          <table:table-cell table:style-name="Table4.A1" office:value-type="string">
            <text:p text:style-name="Table_20_Contents">15:00 - 25:00</text:p>
          </table:table-cell>
          <table:table-cell table:style-name="Table4.A1" office:value-type="string">
            <text:p text:style-name="Table_20_Contents">简要介绍课程模块：- 计算机运作方式- 网络与互联网- 数据的获取、分析与影响- 算法、抽象、编程构思- Create Performance Task</text:p>
          </table:table-cell>
        </table:table-row>
        <table:table-row>
          <table:table-cell table:style-name="Table4.A1" office:value-type="string">
            <text:p text:style-name="Table_20_Contents">25:00 - 35:00</text:p>
          </table:table-cell>
          <table:table-cell table:style-name="Table4.A1" office:value-type="string">
            <text:p text:style-name="Table_20_Contents">考试结构讲解：- 70道选择题（2小时）- Create Task（编程+说明文档，30%权重）讲Create Task做什么：写一个程序 + 报告它的社会意义和代码细节</text:p>
          </table:table-cell>
        </table:table-row>
        <table:table-row>
          <table:table-cell table:style-name="Table4.A1" office:value-type="string">
            <text:p text:style-name="Table_20_Contents">35:00 - 45:00</text:p>
          </table:table-cell>
          <table:table-cell table:style-name="Table4.A1" office:value-type="string">
            <text:p text:style-name="Table_20_Contents">展示：用图形界面做一个“天气提醒器”或“互动日历”Web项目的例子（哪怕简单，学生会觉得真实）结尾：“这是你能做的，而不是看别人做的。”</text:p>
          </table:table-cell>
        </table:table-row>
      </table:table>
      <text:p text:style-name="Horizontal_20_Line"/>
      <text:h text:style-name="Heading_20_3" text:outline-level="3">📙 第2节：你不是背概念，而是在设计世界</text:h>
      <text:p text:style-name="Text_20_body"><text:span text:style-name="Strong_20_Emphasis">目标</text:span>：让学生理解内容意义，Create Task不是负担，而是创作机会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时间</text:p>
            </table:table-cell>
            <table:table-cell table:style-name="Table5.A1" office:value-type="string">
              <text:p text:style-name="Table_20_Heading">内容</text:p>
            </table:table-cell>
          </table:table-row>
        </table:table-header-rows>
        <table:table-row>
          <table:table-cell table:style-name="Table5.A1" office:value-type="string">
            <text:p text:style-name="Table_20_Contents">0:00 - 5:00</text:p>
          </table:table-cell>
          <table:table-cell table:style-name="Table5.A1" office:value-type="string">
            <text:p text:style-name="Table_20_Contents">复习上节课内容：课程结构 + Create Task</text:p>
          </table:table-cell>
        </table:table-row>
        <table:table-row>
          <table:table-cell table:style-name="Table5.A1" office:value-type="string">
            <text:p text:style-name="Table_20_Contents">5:00 - 15:00</text:p>
          </table:table-cell>
          <table:table-cell table:style-name="Table5.A1" office:value-type="string">
            <text:p text:style-name="Table_20_Contents">讲一个故事：“你能不能帮你爸妈做一个自动记账的小App？”“你能不能给你的小妹妹做一个识字游戏？”用这些故事带出编程任务：<text:span text:style-name="Strong_20_Emphasis">编程=解决问题</text:span></text:p>
          </table:table-cell>
        </table:table-row>
        <table:table-row>
          <table:table-cell table:style-name="Table5.A1" office:value-type="string">
            <text:p text:style-name="Table_20_Contents">15:00 - 30:00</text:p>
          </table:table-cell>
          <table:table-cell table:style-name="Table5.A1" office:value-type="string">
            <text:p text:style-name="Table_20_Contents">拆解课程关键内容：- 抽象 ➔ 用图代替文字，用变量代替数据- 算法 ➔ 解决问题的方案- 网络 ➔ 日常使用背后的技术- 数据 ➔ 如何通过数据做决定穿插问题引导：“如果一个网站不能识别你点击的位置，它会出什么错？”</text:p>
          </table:table-cell>
        </table:table-row>
        <table:table-row>
          <table:table-cell table:style-name="Table5.A1" office:value-type="string">
            <text:p text:style-name="Table_20_Contents">30:00 - 40:00</text:p>
          </table:table-cell>
          <table:table-cell table:style-name="Table5.A1" office:value-type="string">
            <text:p text:style-name="Table_20_Contents">Create Task常见误区：❌ 做得太大 ➔ 做不完✅ 做小但有趣 ➔ 拿高分提供你自己做的例子（小游戏、互动表单）</text:p>
          </table:table-cell>
        </table:table-row>
        <table:table-row>
          <table:table-cell table:style-name="Table5.A1" office:value-type="string">
            <text:p text:style-name="Table_20_Contents">40:00 - 45:00</text:p>
          </table:table-cell>
          <table:table-cell table:style-name="Table5.A1" office:value-type="string">
            <text:p text:style-name="Table_20_Contents">展示支持：你会提供项目构思模板、代码结构引导、英文文档润色、评分标准解析结尾鼓励：<text:span text:style-name="Strong_20_Emphasis">你不是在做作业，你是在做“你可以发给朋友玩的程序”</text:span></text:p>
          </table:table-cell>
        </table:table-row>
      </table:table>
      <text:p text:style-name="Horizontal_20_Line"/>
      <text:h text:style-name="Heading_20_3" text:outline-level="3"><text:soft-page-break/>📗 第3节：用技能换未来</text:h>
      <text:p text:style-name="Text_20_body"><text:span text:style-name="Strong_20_Emphasis">目标</text:span>：明确学习路径 + 提供资源支持 + 提升自信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时间</text:p>
            </table:table-cell>
            <table:table-cell table:style-name="Table6.A1" office:value-type="string">
              <text:p text:style-name="Table_20_Heading">内容</text:p>
            </table:table-cell>
          </table:table-row>
        </table:table-header-rows>
        <table:table-row>
          <table:table-cell table:style-name="Table6.A1" office:value-type="string">
            <text:p text:style-name="Table_20_Contents">0:00 - 10:00</text:p>
          </table:table-cell>
          <table:table-cell table:style-name="Table6.A1" office:value-type="string">
            <text:p text:style-name="Table_20_Contents">引导学生制定目标：“你希望用这个课做出一个什么程序？”提供模板：生活辅助工具 / 教学小游戏 / 数据可视网页</text:p>
          </table:table-cell>
        </table:table-row>
        <table:table-row>
          <table:table-cell table:style-name="Table6.A1" office:value-type="string">
            <text:p text:style-name="Table_20_Contents">10:00 - 20:00</text:p>
          </table:table-cell>
          <table:table-cell table:style-name="Table6.A1" office:value-type="string">
            <text:p text:style-name="Table_20_Contents">学习计划建议：- 每周主题小练习（10分钟）- 每月一次项目迭代- 每两周模拟小测试- 每人创建一个“学习档案”（可视化你的成长）</text:p>
          </table:table-cell>
        </table:table-row>
        <table:table-row>
          <table:table-cell table:style-name="Table6.A1" office:value-type="string">
            <text:p text:style-name="Table_20_Contents">20:00 - 30:00</text:p>
          </table:table-cell>
          <table:table-cell table:style-name="Table6.A1" office:value-type="string">
            <text:p text:style-name="Table_20_Contents">推荐资源：- <text:a xlink:type="simple" xlink:href="https://studio.code.org/s/csp" text:style-name="Internet_20_link" text:visited-style-name="Visited_20_Internet_20_Link">Code.org AP CSP 路线图</text:a>- YouTube: Crash Course CS- W3Schools JS基础、HTML入门+ 提供你自己整理的中文资源索引</text:p>
          </table:table-cell>
        </table:table-row>
        <table:table-row>
          <table:table-cell table:style-name="Table6.A1" office:value-type="string">
            <text:p text:style-name="Table_20_Contents">30:00 - 40:00</text:p>
          </table:table-cell>
          <table:table-cell table:style-name="Table6.A1" office:value-type="string">
            <text:p text:style-name="Table_20_Contents">展示你能提供的帮助：- 项目构思1对1指导- 批改英文文档，教你怎么描述功能点- 搭建展示网页的支持（GitHub Pages/Netlify）</text:p>
          </table:table-cell>
        </table:table-row>
        <table:table-row>
          <table:table-cell table:style-name="Table6.A1" office:value-type="string">
            <text:p text:style-name="Table_20_Contents">40:00 - 45:00</text:p>
          </table:table-cell>
          <table:table-cell table:style-name="Table6.A1" office:value-type="string">
            <text:p text:style-name="Table_20_Contents">收尾：“不是你要适应编程，而是我们会一起用它解决你关心的问题。”Q&amp;A+选择Create Task方向讨论</text:p>
          </table:table-cell>
        </table:table-row>
      </table:table>
      <text:p text:style-name="Horizontal_20_Line"/>
      <text:h text:style-name="Heading_20_2" text:outline-level="2">✅ 下一步建议（如果你需要）</text:h>
      <text:p text:style-name="Text_20_body">我可以接着帮你：</text:p>
      <text:list text:style-name="L10">
        <text:list-item>
          <text:p text:style-name="P16">写一份<text:span text:style-name="Strong_20_Emphasis">开课宣传文案</text:span>，吸引学生报名，强调“老师背景 + 未来价值”</text:p>
        </text:list-item>
        <text:list-item>
          <text:p text:style-name="P16">帮你整理成<text:span text:style-name="Strong_20_Emphasis">可打印课程讲义/幻灯片稿子</text:span></text:p>
        </text:list-item>
        <text:list-item>
          <text:p text:style-name="P16">或者创建<text:span text:style-name="Strong_20_Emphasis">练习题和小项目引导文档</text:span>供你后续使用</text:p>
        </text:list-item>
      </text:list>
      <text:p text:style-name="Text_20_body">你现在想要哪一个？或者我可以一起配合做一个教学包。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SC" style:font-family-asian="'Noto Serif SC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3:38:40.237000000</meta:creation-date>
    <dc:date>2025-04-29T13:49:34.682000000</dc:date>
    <meta:editing-duration>PT10M55S</meta:editing-duration>
    <meta:editing-cycles>1</meta:editing-cycles>
    <meta:document-statistic meta:table-count="10" meta:image-count="0" meta:object-count="0" meta:page-count="9" meta:paragraph-count="212" meta:word-count="4714" meta:character-count="6136" meta:non-whitespace-character-count="5524"/>
    <meta:generator>LibreOffice/24.8.0.3$Windows_X86_64 LibreOffice_project/0bdf1299c94fe897b119f97f3c613e9dca6be583</meta:generator>
  </office:meta>
</office:document-meta>
</file>